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2.0625in" style:rel-column-width="2970*"/>
    </style:style>
    <style:style style:name="Table1.C" style:family="table-column">
      <style:table-column-properties style:column-width="0.875in" style:rel-column-width="1260*"/>
    </style:style>
    <style:style style:name="Table1.E" style:family="table-column">
      <style:table-column-properties style:column-width="2.5in" style:rel-column-width="3600*"/>
    </style:style>
    <style:style style:name="Table1.F" style:family="table-column">
      <style:table-column-properties style:column-width="2.3028in" style:rel-column-width="33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0b83f" officeooo:paragraph-rsid="0010b83f"/>
    </style:style>
    <style:style style:name="P2" style:family="paragraph" style:parent-style-name="Table_20_Contents" style:list-style-name="L1">
      <style:text-properties officeooo:rsid="0010b83f" officeooo:paragraph-rsid="0010b83f"/>
    </style:style>
    <style:style style:name="P3" style:family="paragraph" style:parent-style-name="Table_20_Contents" style:list-style-name="L2">
      <style:text-properties officeooo:rsid="0010b83f" officeooo:paragraph-rsid="0010b83f"/>
    </style:style>
    <style:style style:name="P4" style:family="paragraph" style:parent-style-name="Table_20_Contents" style:list-style-name="L4">
      <style:text-properties officeooo:rsid="0010b83f" officeooo:paragraph-rsid="0010b83f"/>
    </style:style>
    <style:style style:name="P5" style:family="paragraph" style:parent-style-name="Table_20_Contents" style:list-style-name="L5">
      <style:text-properties officeooo:rsid="0010b83f" officeooo:paragraph-rsid="00117c45"/>
    </style:style>
    <style:style style:name="P6" style:family="paragraph" style:parent-style-name="Table_20_Contents" style:list-style-name="L6">
      <style:text-properties officeooo:rsid="0010b83f" officeooo:paragraph-rsid="00117c45"/>
    </style:style>
    <style:style style:name="P7" style:family="paragraph" style:parent-style-name="Table_20_Contents" style:list-style-name="L7">
      <style:text-properties officeooo:rsid="0010b83f" officeooo:paragraph-rsid="00117c45"/>
    </style:style>
    <style:style style:name="P8" style:family="paragraph" style:parent-style-name="Table_20_Contents" style:list-style-name="L7">
      <style:text-properties officeooo:rsid="0010b83f" officeooo:paragraph-rsid="00125110"/>
    </style:style>
    <style:style style:name="P9" style:family="paragraph" style:parent-style-name="Table_20_Contents" style:list-style-name="L11">
      <style:text-properties officeooo:rsid="0010b83f" officeooo:paragraph-rsid="00117c45"/>
    </style:style>
    <style:style style:name="P10" style:family="paragraph" style:parent-style-name="Table_20_Contents" style:list-style-name="L11">
      <style:text-properties officeooo:rsid="0010b83f" officeooo:paragraph-rsid="00125110"/>
    </style:style>
    <style:style style:name="P11" style:family="paragraph" style:parent-style-name="Table_20_Contents" style:list-style-name="L12">
      <style:text-properties officeooo:rsid="0010b83f" officeooo:paragraph-rsid="00125110"/>
    </style:style>
    <style:style style:name="P12" style:family="paragraph" style:parent-style-name="Table_20_Contents">
      <style:text-properties officeooo:rsid="00117c45" officeooo:paragraph-rsid="00117c45"/>
    </style:style>
    <style:style style:name="P13" style:family="paragraph" style:parent-style-name="Table_20_Contents" style:list-style-name="L5">
      <style:text-properties officeooo:rsid="00117c45" officeooo:paragraph-rsid="00117c45"/>
    </style:style>
    <style:style style:name="P14" style:family="paragraph" style:parent-style-name="Table_20_Contents" style:list-style-name="L8">
      <style:text-properties officeooo:rsid="00117c45" officeooo:paragraph-rsid="00117c45"/>
    </style:style>
    <style:style style:name="P15" style:family="paragraph" style:parent-style-name="Table_20_Contents" style:list-style-name="L10">
      <style:text-properties officeooo:rsid="00117c45" officeooo:paragraph-rsid="00117c45"/>
    </style:style>
    <style:style style:name="P16" style:family="paragraph" style:parent-style-name="Table_20_Contents" style:list-style-name="L11">
      <style:text-properties officeooo:rsid="00117c45" officeooo:paragraph-rsid="00117c45"/>
    </style:style>
    <style:style style:name="P17" style:family="paragraph" style:parent-style-name="Table_20_Contents" style:list-style-name="L11">
      <style:text-properties officeooo:rsid="00117c45" officeooo:paragraph-rsid="00125110"/>
    </style:style>
    <style:style style:name="P18" style:family="paragraph" style:parent-style-name="Table_20_Contents">
      <style:text-properties fo:font-weight="bold" officeooo:rsid="00117c45" officeooo:paragraph-rsid="00117c45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Sans" fo:font-size="9pt" fo:letter-spacing="normal" fo:font-style="normal" fo:font-weight="normal" loext:padding="0in" loext:border="none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Sans" fo:font-size="9pt" fo:letter-spacing="normal" fo:font-style="normal" fo:font-weight="normal" officeooo:paragraph-rsid="0010b83f" loext:padding="0in" loext:border="none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Sans" fo:font-size="9pt" fo:letter-spacing="normal" fo:font-style="normal" fo:font-weight="normal" officeooo:paragraph-rsid="00117c45" loext:padding="0in" loext:border="none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Sans" fo:font-size="9pt" fo:letter-spacing="normal" fo:font-style="normal" fo:font-weight="normal" loext:padding="0in" loext:border="none"/>
    </style:style>
    <style:style style:name="T1" style:family="text">
      <style:text-properties officeooo:rsid="0010b83f"/>
    </style:style>
    <style:style style:name="T2" style:family="text">
      <style:text-properties officeooo:rsid="00117c45"/>
    </style:style>
    <style:style style:name="T3" style:family="text">
      <style:text-properties officeooo:rsid="001251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URL</text:p>
          </table:table-cell>
          <table:table-cell table:style-name="Table1.A1" office:value-type="string">
            <text:p text:style-name="P1">Http method</text:p>
          </table:table-cell>
          <table:table-cell table:style-name="Table1.A1" office:value-type="string">
            <text:p text:style-name="P1">Request</text:p>
          </table:table-cell>
          <table:table-cell table:style-name="Table1.A1" office:value-type="string">
            <text:p text:style-name="P1">Success</text:p>
          </table:table-cell>
          <table:table-cell table:style-name="Table1.F1" office:value-type="string">
            <text:p text:style-name="P1">Error</text:p>
          </table:table-cell>
        </table:table-row>
        <table:table-row>
          <table:table-cell table:style-name="Table1.A2" table:number-columns-spanned="6" office:value-type="string">
            <text:p text:style-name="P18">TO DOS ROU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>1</text:p>
          </table:table-cell>
          <table:table-cell table:style-name="Table1.A3" office:value-type="string">
            <text:p text:style-name="P19"><text:a xlink:type="simple" xlink:href="http://localhost:3000/user" text:style-name="Internet_20_link" text:visited-style-name="Visited_20_Internet_20_Link">http://localhost:3000/</text:a><text:span text:style-name="T1">todos</text:span></text:p>
            <text:p text:style-name="P22"/>
            <text:p text:style-name="Table_20_Contents"/>
          </table:table-cell>
          <table:table-cell table:style-name="Table1.A3" office:value-type="string">
            <text:p text:style-name="P1">POST</text:p>
          </table:table-cell>
          <table:table-cell table:style-name="Table1.A3" office:value-type="string">
            <text:list xml:id="list4048641351" text:style-name="L1">
              <text:list-item>
                <text:p text:style-name="P2">Body.name</text:p>
              </text:list-item>
              <text:list-item>
                <text:p text:style-name="P2">Body.description</text:p>
              </text:list-item>
              <text:list-item>
                <text:p text:style-name="P2">Body.due</text:p>
              </text:list-item>
              <text:list-item>
                <text:p text:style-name="P2">Body.owner</text:p>
              </text:list-item>
            </text:list>
          </table:table-cell>
          <table:table-cell table:style-name="Table1.A3" office:value-type="string">
            <text:list xml:id="list2999551758" text:style-name="L2">
              <text:list-item>
                <text:p text:style-name="P3">Status code 20<text:span text:style-name="T3">1</text:span></text:p>
              </text:list-item>
              <text:list-item>
                <text:p text:style-name="P3">success message: “added to the to do”</text:p>
              </text:list-item>
            </text:list>
          </table:table-cell>
          <table:table-cell table:style-name="Table1.A2" office:value-type="string">
            <text:list xml:id="list1822329385485" text:continue-numbering="true" text:style-name="L2">
              <text:list-item>
                <text:p text:style-name="P3">Status code 400</text:p>
              </text:list-item>
              <text:list-item>
                <text:p text:style-name="P3">Fail message: “failed to add the to do”</text:p>
              </text:list-item>
            </text:list>
          </table:table-cell>
        </table:table-row>
        <table:table-row>
          <table:table-cell table:style-name="Table1.A3" office:value-type="string">
            <text:p text:style-name="P1">2</text:p>
          </table:table-cell>
          <table:table-cell table:style-name="Table1.A3" office:value-type="string">
            <text:p text:style-name="P20"><text:a xlink:type="simple" xlink:href="http://localhost:3000/user" text:style-name="Internet_20_link" text:visited-style-name="Visited_20_Internet_20_Link">http://localhost:3000/</text:a><text:span text:style-name="T1">todos</text:span></text:p>
          </table:table-cell>
          <table:table-cell table:style-name="Table1.A3" office:value-type="string">
            <text:p text:style-name="P1">GET</text:p>
          </table:table-cell>
          <table:table-cell table:style-name="Table1.A3" office:value-type="string">
            <text:p text:style-name="P1">N/A</text:p>
          </table:table-cell>
          <table:table-cell table:style-name="Table1.A3" office:value-type="string">
            <text:list xml:id="list1821394517398" text:continue-numbering="true" text:style-name="L2">
              <text:list-item>
                <text:p text:style-name="P3">Status code 200</text:p>
              </text:list-item>
              <text:list-item>
                <text:p text:style-name="P3">success message: “displaying all to dos”</text:p>
              </text:list-item>
            </text:list>
          </table:table-cell>
          <table:table-cell table:style-name="Table1.A2" office:value-type="string">
            <text:list xml:id="list1822819346321" text:continue-numbering="true" text:style-name="L2">
              <text:list-item>
                <text:p text:style-name="P3">Status code 400</text:p>
              </text:list-item>
              <text:list-item>
                <text:p text:style-name="P3">Fail message: “failed loading the to dos”</text:p>
              </text:list-item>
            </text:list>
          </table:table-cell>
        </table:table-row>
        <table:table-row>
          <table:table-cell table:style-name="Table1.A3" office:value-type="string">
            <text:p text:style-name="P12">3</text:p>
          </table:table-cell>
          <table:table-cell table:style-name="Table1.A3" office:value-type="string">
            <text:p text:style-name="P20"><text:a xlink:type="simple" xlink:href="http://localhost:3000/user" text:style-name="Internet_20_link" text:visited-style-name="Visited_20_Internet_20_Link">http://localhost:3000/</text:a><text:span text:style-name="T1">todos/:id</text:span></text:p>
          </table:table-cell>
          <table:table-cell table:style-name="Table1.A3" office:value-type="string">
            <text:p text:style-name="P1">PATCH</text:p>
          </table:table-cell>
          <table:table-cell table:style-name="Table1.A3" office:value-type="string">
            <text:list xml:id="list2914271467" text:style-name="L4">
              <text:list-item>
                <text:p text:style-name="P4">Params.id</text:p>
              </text:list-item>
              <text:list-item>
                <text:p text:style-name="P4">Body.where</text:p>
              </text:list-item>
              <text:list-item>
                <text:p text:style-name="P4">Body.value</text:p>
              </text:list-item>
            </text:list>
          </table:table-cell>
          <table:table-cell table:style-name="Table1.A3" office:value-type="string">
            <text:list xml:id="list1821743967791" text:continue-list="list1822819346321" text:style-name="L2">
              <text:list-item>
                <text:p text:style-name="P3">Status code 200</text:p>
              </text:list-item>
              <text:list-item>
                <text:p text:style-name="P3">success message: “success updating”</text:p>
              </text:list-item>
              <text:list-item>
                <text:p text:style-name="P3">Updated object </text:p>
              </text:list-item>
            </text:list>
          </table:table-cell>
          <table:table-cell table:style-name="Table1.A2" office:value-type="string">
            <text:list xml:id="list1822402406647" text:continue-numbering="true" text:style-name="L2">
              <text:list-item>
                <text:p text:style-name="P3">Status code 400</text:p>
              </text:list-item>
              <text:list-item>
                <text:p text:style-name="P3">Fail message: “error updating”</text:p>
              </text:list-item>
              <text:list-item>
                <text:p text:style-name="P3">Error log</text:p>
              </text:list-item>
            </text:list>
          </table:table-cell>
        </table:table-row>
        <table:table-row>
          <table:table-cell table:style-name="Table1.A3" office:value-type="string">
            <text:p text:style-name="P12">4</text:p>
          </table:table-cell>
          <table:table-cell table:style-name="Table1.A3" office:value-type="string">
            <text:p text:style-name="P21"><text:a xlink:type="simple" xlink:href="http://localhost:3000/user" text:style-name="Internet_20_link" text:visited-style-name="Visited_20_Internet_20_Link">http://localhost:3000/</text:a><text:span text:style-name="T1">todos/:id</text:span></text:p>
          </table:table-cell>
          <table:table-cell table:style-name="Table1.A3" office:value-type="string">
            <text:p text:style-name="P12">PUT</text:p>
          </table:table-cell>
          <table:table-cell table:style-name="Table1.A3" office:value-type="string">
            <text:list xml:id="list2072578096" text:style-name="L5">
              <text:list-item>
                <text:p text:style-name="P13">Params.id</text:p>
              </text:list-item>
              <text:list-item>
                <text:p text:style-name="P5">Body.name</text:p>
              </text:list-item>
              <text:list-item>
                <text:p text:style-name="P5">Body.description</text:p>
              </text:list-item>
              <text:list-item>
                <text:p text:style-name="P13">Body.status</text:p>
              </text:list-item>
              <text:list-item>
                <text:p text:style-name="P5">Body.due</text:p>
              </text:list-item>
              <text:list-item>
                <text:p text:style-name="P5">Body.owner</text:p>
              </text:list-item>
            </text:list>
          </table:table-cell>
          <table:table-cell table:style-name="Table1.A3" office:value-type="string">
            <text:list xml:id="list3878527845" text:style-name="L7">
              <text:list-item>
                <text:p text:style-name="P7">Status code 200</text:p>
              </text:list-item>
              <text:list-item>
                <text:p text:style-name="P7">success message: “success updating”</text:p>
              </text:list-item>
              <text:list-item>
                <text:p text:style-name="P7">Updated object </text:p>
              </text:list-item>
            </text:list>
          </table:table-cell>
          <table:table-cell table:style-name="Table1.A2" office:value-type="string">
            <text:list xml:id="list1821976403156" text:continue-list="list1822402406647" text:style-name="L2">
              <text:list-item>
                <text:p text:style-name="P3">Status code 400</text:p>
              </text:list-item>
              <text:list-item>
                <text:p text:style-name="P3">Fail message: “error updating”</text:p>
              </text:list-item>
              <text:list-item>
                <text:p text:style-name="P3">Error log</text:p>
              </text:list-item>
            </text:list>
          </table:table-cell>
        </table:table-row>
        <table:table-row>
          <table:table-cell table:style-name="Table1.A3" office:value-type="string">
            <text:p text:style-name="P12">5</text:p>
          </table:table-cell>
          <table:table-cell table:style-name="Table1.A3" office:value-type="string">
            <text:p text:style-name="P21"><text:a xlink:type="simple" xlink:href="http://localhost:3000/user" text:style-name="Internet_20_link" text:visited-style-name="Visited_20_Internet_20_Link">http://localhost:3000/</text:a><text:span text:style-name="T1">todos/:id</text:span></text:p>
          </table:table-cell>
          <table:table-cell table:style-name="Table1.A3" office:value-type="string">
            <text:p text:style-name="P12">DELETE</text:p>
          </table:table-cell>
          <table:table-cell table:style-name="Table1.A3" office:value-type="string">
            <text:list xml:id="list1549839098" text:style-name="L8">
              <text:list-item>
                <text:p text:style-name="P14">Params.id</text:p>
              </text:list-item>
            </text:list>
          </table:table-cell>
          <table:table-cell table:style-name="Table1.A3" office:value-type="string">
            <text:list xml:id="list2154116659" text:style-name="L6">
              <text:list-item>
                <text:p text:style-name="P6">Status code 200</text:p>
              </text:list-item>
              <text:list-item>
                <text:p text:style-name="P6">success message: “<text:span text:style-name="T2">Remove to do success</text:span>”</text:p>
              </text:list-item>
              <text:list-item>
                <text:p text:style-name="P6"><text:span text:style-name="T2">Deleted</text:span> object </text:p>
              </text:list-item>
            </text:list>
          </table:table-cell>
          <table:table-cell table:style-name="Table1.A2" office:value-type="string">
            <text:list xml:id="list1822427950997" text:continue-numbering="true" text:style-name="L6">
              <text:list-item>
                <text:p text:style-name="P6">Status code 400</text:p>
              </text:list-item>
              <text:list-item>
                <text:p text:style-name="P6">Fail message: “<text:span text:style-name="T2">Failed to remove the to do</text:span>”</text:p>
              </text:list-item>
              <text:list-item>
                <text:p text:style-name="P6">Error log</text:p>
              </text:list-item>
            </text:list>
          </table:table-cell>
        </table:table-row>
        <table:table-row>
          <table:table-cell table:style-name="Table1.A2" table:number-columns-spanned="6" office:value-type="string">
            <text:p text:style-name="P18">USER ROU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9"><text:a xlink:type="simple" xlink:href="http://localhost:3000/user" text:style-name="Internet_20_link" text:visited-style-name="Visited_20_Internet_20_Link">http://localhost:3000/</text:a><text:span text:style-name="T2">user</text:span></text:p>
            <text:p text:style-name="P22"/>
            <text:p text:style-name="Table_20_Contents"/>
          </table:table-cell>
          <table:table-cell table:style-name="Table1.A3" office:value-type="string">
            <text:p text:style-name="P12">GET</text:p>
          </table:table-cell>
          <table:table-cell table:style-name="Table1.A3" office:value-type="string">
            <text:p text:style-name="P12">N/A</text:p>
          </table:table-cell>
          <table:table-cell table:style-name="Table1.A3" office:value-type="string">
            <text:list xml:id="list1821817515020" text:continue-list="list3878527845" text:style-name="L7">
              <text:list-item>
                <text:p text:style-name="P7">Status code 200</text:p>
              </text:list-item>
              <text:list-item>
                <text:p text:style-name="P7">success message: “<text:span text:style-name="T2">Displaying all users </text:span>”</text:p>
              </text:list-item>
              <text:list-item>
                <text:p text:style-name="P7"><text:span text:style-name="T2">List of object users</text:span> </text:p>
              </text:list-item>
            </text:list>
          </table:table-cell>
          <table:table-cell table:style-name="Table1.A2" office:value-type="string">
            <text:list xml:id="list1822658548607" text:continue-numbering="true" text:style-name="L7">
              <text:list-item>
                <text:p text:style-name="P7">Status code 400</text:p>
              </text:list-item>
              <text:list-item>
                <text:p text:style-name="P7">Fail message: “<text:span text:style-name="T2">Failed loading users</text:span>”</text:p>
              </text:list-item>
              <text:list-item>
                <text:p text:style-name="P7">Error log</text:p>
              </text:list-item>
            </text:list>
          </table:table-cell>
        </table:table-row>
        <table:table-row>
          <table:table-cell table:style-name="Table1.A3" office:value-type="string">
            <text:p text:style-name="P12">2</text:p>
          </table:table-cell>
          <table:table-cell table:style-name="Table1.A3" office:value-type="string">
            <text:p text:style-name="P19"><text:a xlink:type="simple" xlink:href="http://localhost:3000/user" text:style-name="Internet_20_link" text:visited-style-name="Visited_20_Internet_20_Link">http://localhost:3000/</text:a><text:span text:style-name="T2">user/register</text:span></text:p>
            <text:p text:style-name="P22"><text:soft-page-break/></text:p>
            <text:p text:style-name="Table_20_Contents"/>
          </table:table-cell>
          <table:table-cell table:style-name="Table1.A3" office:value-type="string">
            <text:p text:style-name="P12">POST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list xml:id="list1199503681" text:style-name="L11">
              <text:list-item>
                <text:p text:style-name="P10">Status code 20<text:span text:style-name="T3">1</text:span></text:p>
              </text:list-item>
              <text:list-item>
                <text:p text:style-name="P10"><text:soft-page-break/>success message: “<text:span text:style-name="T3">Registered</text:span>”</text:p>
              </text:list-item>
              <text:list-item>
                <text:p text:style-name="P17">JWT token</text:p>
              </text:list-item>
            </text:list>
          </table:table-cell>
          <table:table-cell table:style-name="Table1.A2" office:value-type="string">
            <text:list xml:id="list1822977422282" text:continue-list="list1822658548607" text:style-name="L7">
              <text:list-item>
                <text:p text:style-name="P8">Status code 400</text:p>
              </text:list-item>
            </text:list>
            <text:list xml:id="list1904300367" text:style-name="L12">
              <text:list-item>
                <text:p text:style-name="P11"><text:soft-page-break/>Fail message: “<text:span text:style-name="T3">Failed to add a new user</text:span>”</text:p>
              </text:list-item>
            </text:list>
          </table:table-cell>
        </table:table-row>
        <table:table-row>
          <table:table-cell table:style-name="Table1.A3" office:value-type="string">
            <text:p text:style-name="P12">3</text:p>
          </table:table-cell>
          <table:table-cell table:style-name="Table1.A3" office:value-type="string">
            <text:p text:style-name="P19"><text:a xlink:type="simple" xlink:href="http://localhost:3000/user" text:style-name="Internet_20_link" text:visited-style-name="Visited_20_Internet_20_Link">http://localhost:3000/</text:a><text:span text:style-name="T2">user/login</text:span></text:p>
            <text:p text:style-name="P22"/>
            <text:p text:style-name="Table_20_Contents"/>
          </table:table-cell>
          <table:table-cell table:style-name="Table1.A3" office:value-type="string">
            <text:p text:style-name="P12">POST</text:p>
          </table:table-cell>
          <table:table-cell table:style-name="Table1.A3" office:value-type="string">
            <text:list xml:id="list3137145034" text:style-name="L10">
              <text:list-item>
                <text:p text:style-name="P15">Body.email</text:p>
              </text:list-item>
              <text:list-item>
                <text:p text:style-name="P15">Body.password</text:p>
              </text:list-item>
            </text:list>
          </table:table-cell>
          <table:table-cell table:style-name="Table1.A3" office:value-type="string">
            <text:list xml:id="list1821970739602" text:continue-list="list1199503681" text:style-name="L11">
              <text:list-item>
                <text:p text:style-name="P9">Status code 200</text:p>
              </text:list-item>
              <text:list-item>
                <text:p text:style-name="P9">success message: “<text:span text:style-name="T2">logged in</text:span>”</text:p>
              </text:list-item>
              <text:list-item>
                <text:p text:style-name="P16">JWT token</text:p>
              </text:list-item>
            </text:list>
          </table:table-cell>
          <table:table-cell table:style-name="Table1.A2" office:value-type="string">
            <text:list xml:id="list1821531089031" text:continue-list="list1822977422282" text:style-name="L7">
              <text:list-item>
                <text:p text:style-name="P8">Status code 400</text:p>
              </text:list-item>
            </text:list>
            <text:list xml:id="list1821377350541" text:continue-list="list1821970739602" text:style-name="L11">
              <text:list-item>
                <text:p text:style-name="P9">Fail message: “<text:span text:style-name="T3">Invalid email/password</text:span>”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3:49:54.746987307</meta:creation-date>
    <dc:date>2019-09-09T00:18:21.153197728</dc:date>
    <meta:editing-duration>PT6M30S</meta:editing-duration>
    <meta:editing-cycles>1</meta:editing-cycles>
    <meta:document-statistic meta:table-count="1" meta:image-count="0" meta:object-count="0" meta:page-count="2" meta:paragraph-count="91" meta:word-count="269" meta:character-count="1523" meta:non-whitespace-character-count="1399"/>
    <meta:generator>LibreOffice/6.0.7.3$Linux_X86_64 LibreOffice_project/00m0$Build-3</meta:generator>
  </office:meta>
</office:document-meta>
</file>